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14cm"/>
    </style:style>
    <style:style style:name="co2" style:family="table-column">
      <style:table-column-properties fo:break-before="auto" style:column-width="11.94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0.959cm"/>
    </style:style>
    <style:style style:name="co5" style:family="table-column">
      <style:table-column-properties fo:break-before="auto" style:column-width="7.966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1.293cm" fo:break-before="auto" style:use-optimal-row-height="true"/>
    </style:style>
    <style:style style:name="ro3" style:family="table-row">
      <style:table-row-properties style:row-height="0.893cm" fo:break-before="auto" style:use-optimal-row-height="true"/>
    </style:style>
    <style:style style:name="ro4" style:family="table-row">
      <style:table-row-properties style:row-height="2.492cm" fo:break-before="auto" style:use-optimal-row-height="true"/>
    </style:style>
    <style:style style:name="ro5" style:family="table-row">
      <style:table-row-properties style:row-height="2.092cm" fo:break-before="auto" style:use-optimal-row-height="true"/>
    </style:style>
    <style:style style:name="ro6" style:family="table-row">
      <style:table-row-properties style:row-height="1.254cm" fo:break-before="auto" style:use-optimal-row-height="true"/>
    </style:style>
    <style:style style:name="ro7" style:family="table-row">
      <style:table-row-properties style:row-height="1.69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ext-properties style:font-name="Arial" style:font-name-asian="DejaVu Sans" style:font-name-complex="DejaVu Sans"/>
    </style:style>
    <style:style style:name="ce8" style:family="table-cell" style:parent-style-name="Default">
      <style:table-cell-properties style:vertical-align="middle"/>
      <style:text-properties fo:font-weight="bold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fo:background-color="#e6e6e6" style:vertical-align="middle"/>
    </style:style>
    <style:style style:name="T1" style:family="text">
      <style:text-properties style:font-name="Arial" style:font-name-asian="DejaVu Sans" style:font-name-complex="DejaVu Sans"/>
    </style:style>
  </office:automatic-styles>
  <office:body>
    <office:spreadsheet>
      <table:table table:name="CERTI Network Messag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ce9"/>
        <table:table-column table:style-name="co3" table:number-columns-repeated="251" table:default-cell-style-name="Default"/>
        <table:table-row table:style-name="ro1">
          <table:table-cell/>
          <table:table-cell table:style-name="ce2" office:value-type="string">
            <text:p>Message Name</text:p>
          </table:table-cell>
          <table:table-cell table:style-name="ce2" office:value-type="string">
            <text:p>Done</text:p>
          </table:table-cell>
          <table:table-cell table:style-name="ce5" office:value-type="string">
            <text:p>Fields</text:p>
          </table:table-cell>
          <table:table-cell table:style-name="ce8" office:value-type="string">
            <text:p>Base Class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NOT_USED </text:p>
          </table:table-cell>
          <table:table-cell office:value-type="string">
            <text:p>YES</text:p>
          </table:table-cell>
          <table:table-cell office:value-type="string">
            <text:p>throw RTIinternalError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CLOSE_CONNEXION </text:p>
          </table:table-cell>
          <table:table-cell table:style-name="ce4" office:value-type="string">
            <text:p>YES</text:p>
          </table:table-cell>
          <table:table-cell table:style-name="ce1"/>
          <table:table-cell table:style-name="ce10" office:value-type="string">
            <text:p>NetworkMessage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MESSAGE_NULL </text:p>
          </table:table-cell>
          <table:table-cell office:value-type="string">
            <text:p>YES</text:p>
          </table:table-cell>
          <table:table-cell office:value-type="string">
            <text:p>double date;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2">
          <table:table-cell table:style-name="ce1"/>
          <table:table-cell table:style-name="ce4" office:value-type="string">
            <text:p>CREATE_FEDERATION_EXECUTION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double date;</text:p>
            <text:p>std::string federationName;</text:p>
            <text:p>std::string FEDid;</text:p>
          </table:table-cell>
          <table:table-cell table:style-name="ce10" office:value-type="string">
            <text:p>NetworkMessage</text:p>
          </table:table-cell>
          <table:table-cell table:style-name="ce1" table:number-columns-repeated="251"/>
        </table:table-row>
        <table:table-row table:style-name="ro3">
          <table:table-cell/>
          <table:table-cell office:value-type="string">
            <text:p>DESTROY_FEDERATION_EXECUTION </text:p>
          </table:table-cell>
          <table:table-cell office:value-type="string">
            <text:p>YES</text:p>
          </table:table-cell>
          <table:table-cell office:value-type="string">
            <text:p>double date;</text:p>
            <text:p>std::string federationName;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4">
          <table:table-cell table:style-name="ce1"/>
          <table:table-cell table:style-name="ce4" office:value-type="string">
            <text:p>JOIN_FEDERATION_EXECUTION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int32_t numberOfRegulators;</text:p>
            <text:p>uint32_t multicastAddress;</text:p>
            <text:p>uint32_t bestEffortAddress;</text:p>
            <text:p>uint32_t bestEffortPeer;</text:p>
            <text:p>std::string federationName;</text:p>
            <text:p>std::string FEDid;</text:p>
          </table:table-cell>
          <table:table-cell table:style-name="ce10" office:value-type="string">
            <text:p>NetworkMessage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RESIGN_FEDERATION_EXECUTION </text:p>
          </table:table-cell>
          <table:table-cell office:value-type="string">
            <text:p>YES</text:p>
          </table:table-cell>
          <table:table-cell/>
          <table:table-cell office:value-type="string">
            <text:p>NetworkMessage</text:p>
          </table:table-cell>
          <table:table-cell table:number-columns-repeated="251"/>
        </table:table-row>
        <table:table-row table:style-name="ro3">
          <table:table-cell table:style-name="ce1"/>
          <table:table-cell table:style-name="ce4" office:value-type="string">
            <text:p>SET_TIME_REGULATING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double date;</text:p>
            <text:p>bool <text:s/>regulating;</text:p>
          </table:table-cell>
          <table:table-cell table:style-name="ce10" office:value-type="string">
            <text:p>NetworkMessage</text:p>
          </table:table-cell>
          <table:table-cell table:style-name="ce1" table:number-columns-repeated="251"/>
        </table:table-row>
        <table:table-row table:style-name="ro3">
          <table:table-cell/>
          <table:table-cell office:value-type="string">
            <text:p>SET_TIME_CONSTRAINED </text:p>
          </table:table-cell>
          <table:table-cell office:value-type="string">
            <text:p>YES</text:p>
          </table:table-cell>
          <table:table-cell office:value-type="string">
            <text:p>double date;</text:p>
            <text:p>bool <text:s/>constrained;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5">
          <table:table-cell table:style-name="ce1"/>
          <table:table-cell table:style-name="ce4" office:value-type="string">
            <text:p>REGISTER_FEDERATION_SYNCHRONIZATION_POINT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double date;</text:p>
            <text:p>std::string label;</text:p>
            <text:p>std::string tag;</text:p>
            <text:p>UShort handleArraySize;</text:p>
            <text:p>AttributeHandle handleArray[];</text:p>
          </table:table-cell>
          <table:table-cell table:style-name="ce10" office:value-type="string">
            <text:p>NM_WithHandleArray</text:p>
          </table:table-cell>
          <table:table-cell table:style-name="ce1" table:number-columns-repeated="251"/>
        </table:table-row>
        <table:table-row table:style-name="ro3">
          <table:table-cell/>
          <table:table-cell office:value-type="string">
            <text:p>SYNCHRONIZATION_POINT_REGISTRATION_SUCCEEDED </text:p>
          </table:table-cell>
          <table:table-cell office:value-type="string">
            <text:p>YES</text:p>
          </table:table-cell>
          <table:table-cell office:value-type="string">
            <text:p>double date;</text:p>
            <text:p>std::string label;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2">
          <table:table-cell table:style-name="ce1"/>
          <table:table-cell table:style-name="ce4" office:value-type="string">
            <text:p>ANNOUNCE_SYNCHRONIZATION_POINT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double date;</text:p>
            <text:p>std::string label;</text:p>
            <text:p>std::string tag;</text:p>
          </table:table-cell>
          <table:table-cell table:style-name="ce10" office:value-type="string">
            <text:p>NetworkMessage</text:p>
          </table:table-cell>
          <table:table-cell table:style-name="ce1" table:number-columns-repeated="251"/>
        </table:table-row>
        <table:table-row table:style-name="ro3">
          <table:table-cell/>
          <table:table-cell office:value-type="string">
            <text:p>SYNCHRONIZATION_POINT_ACHIEVED </text:p>
          </table:table-cell>
          <table:table-cell office:value-type="string">
            <text:p>YES</text:p>
          </table:table-cell>
          <table:table-cell office:value-type="string">
            <text:p>double date;</text:p>
            <text:p>std::string label;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3">
          <table:table-cell table:style-name="ce1"/>
          <table:table-cell table:style-name="ce4" office:value-type="string">
            <text:p>FEDERATION_SYNCHRONIZED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double date;</text:p>
            <text:p>std::string label;</text:p>
          </table:table-cell>
          <table:table-cell table:style-name="ce10" office:value-type="string">
            <text:p>NetworkMessage</text:p>
          </table:table-cell>
          <table:table-cell table:style-name="ce1" table:number-columns-repeated="251"/>
        </table:table-row>
        <table:table-row table:style-name="ro3">
          <table:table-cell/>
          <table:table-cell office:value-type="string">
            <text:p>REQUEST_FEDERATION_SAVE </text:p>
          </table:table-cell>
          <table:table-cell office:value-type="string">
            <text:p>YES</text:p>
          </table:table-cell>
          <table:table-cell office:value-type="string">
            <text:p>double date;</text:p>
            <text:p>std::string label;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FEDERATE_SAVE_BEGUN </text:p>
          </table:table-cell>
          <table:table-cell table:style-name="ce4" office:value-type="string">
            <text:p>YES</text:p>
          </table:table-cell>
          <table:table-cell table:style-name="ce1"/>
          <table:table-cell table:style-name="ce10" office:value-type="string">
            <text:p>NetworkMessage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FEDERATE_SAVE_COMPLETE </text:p>
          </table:table-cell>
          <table:table-cell office:value-type="string">
            <text:p>YES</text:p>
          </table:table-cell>
          <table:table-cell/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FEDERATE_SAVE_NOT_COMPLETE </text:p>
          </table:table-cell>
          <table:table-cell table:style-name="ce4" office:value-type="string">
            <text:p>YES</text:p>
          </table:table-cell>
          <table:table-cell table:style-name="ce1"/>
          <table:table-cell table:style-name="ce10" office:value-type="string">
            <text:p>NetworkMessage</text:p>
          </table:table-cell>
          <table:table-cell table:style-name="ce1" table:number-columns-repeated="251"/>
        </table:table-row>
        <table:table-row table:style-name="ro3">
          <table:table-cell/>
          <table:table-cell office:value-type="string">
            <text:p>INITIATE_FEDERATE_SAVE </text:p>
          </table:table-cell>
          <table:table-cell office:value-type="string">
            <text:p>YES</text:p>
          </table:table-cell>
          <table:table-cell office:value-type="string">
            <text:p>double date;</text:p>
            <text:p>std::string label;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FEDERATION_SAVED </text:p>
          </table:table-cell>
          <table:table-cell table:style-name="ce4" office:value-type="string">
            <text:p>YES</text:p>
          </table:table-cell>
          <table:table-cell table:style-name="ce1"/>
          <table:table-cell table:style-name="ce10" office:value-type="string">
            <text:p>NetworkMessage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FEDERATION_NOT_SAVED </text:p>
          </table:table-cell>
          <table:table-cell office:value-type="string">
            <text:p>YES</text:p>
          </table:table-cell>
          <table:table-cell/>
          <table:table-cell office:value-type="string">
            <text:p>NetworkMessage</text:p>
          </table:table-cell>
          <table:table-cell table:number-columns-repeated="251"/>
        </table:table-row>
        <table:table-row table:style-name="ro3">
          <table:table-cell table:style-name="ce1"/>
          <table:table-cell table:style-name="ce4" office:value-type="string">
            <text:p>REQUEST_FEDERATION_RESTORE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double date;</text:p>
            <text:p>std::string label;</text:p>
          </table:table-cell>
          <table:table-cell table:style-name="ce10" office:value-type="string">
            <text:p>NetworkMessage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FEDERATE_RESTORE_COMPLETE </text:p>
          </table:table-cell>
          <table:table-cell office:value-type="string">
            <text:p>YES</text:p>
          </table:table-cell>
          <table:table-cell/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FEDERATE_RESTORE_NOT_COMPLETE </text:p>
          </table:table-cell>
          <table:table-cell table:style-name="ce4" office:value-type="string">
            <text:p>YES</text:p>
          </table:table-cell>
          <table:table-cell table:style-name="ce1"/>
          <table:table-cell table:style-name="ce10" office:value-type="string">
            <text:p>NetworkMessage</text:p>
          </table:table-cell>
          <table:table-cell table:style-name="ce1" table:number-columns-repeated="251"/>
        </table:table-row>
        <table:table-row table:style-name="ro3">
          <table:table-cell/>
          <table:table-cell office:value-type="string">
            <text:p>REQUEST_FEDERATION_RESTORE_SUCCEEDED </text:p>
          </table:table-cell>
          <table:table-cell office:value-type="string">
            <text:p>YES</text:p>
          </table:table-cell>
          <table:table-cell office:value-type="string">
            <text:p>double date;</text:p>
            <text:p>std::string label;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2">
          <table:table-cell table:style-name="ce1"/>
          <table:table-cell table:style-name="ce4" office:value-type="string">
            <text:p>REQUEST_FEDERATION_RESTORE_FAILED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double date;</text:p>
            <text:p>std::string label;</text:p>
            <text:p>std::string tag;</text:p>
          </table:table-cell>
          <table:table-cell table:style-name="ce10" office:value-type="string">
            <text:p>NetworkMessage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FEDERATION_RESTORE_BEGUN </text:p>
          </table:table-cell>
          <table:table-cell office:value-type="string">
            <text:p>YES</text:p>
          </table:table-cell>
          <table:table-cell/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INITIATE_FEDERATE_RESTORE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std::string label;</text:p>
          </table:table-cell>
          <table:table-cell table:style-name="ce10" office:value-type="string">
            <text:p>NetworkMessage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FEDERATION_RESTORED </text:p>
          </table:table-cell>
          <table:table-cell office:value-type="string">
            <text:p>YES</text:p>
          </table:table-cell>
          <table:table-cell/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FEDERATION_NOT_RESTORED </text:p>
          </table:table-cell>
          <table:table-cell table:style-name="ce4" office:value-type="string">
            <text:p>YES</text:p>
          </table:table-cell>
          <table:table-cell table:style-name="ce1"/>
          <table:table-cell table:style-name="ce10" office:value-type="string">
            <text:p>NetworkMessage</text:p>
          </table:table-cell>
          <table:table-cell table:style-name="ce1" table:number-columns-repeated="251"/>
        </table:table-row>
        <table:table-row table:style-name="ro6">
          <table:table-cell/>
          <table:table-cell office:value-type="string">
            <text:p>PUBLISH_OBJECT_CLASS </text:p>
          </table:table-cell>
          <table:table-cell office:value-type="string">
            <text:p>YES</text:p>
          </table:table-cell>
          <table:table-cell office:value-type="string">
            <text:p>ObjectClassHandle objectClass;</text:p>
            <text:p>Ushort handleArraySize;</text:p>
            <text:p>AttributeHandle handleArray[];</text:p>
          </table:table-cell>
          <table:table-cell office:value-type="string">
            <text:p>NM_WithHandleArray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UNPUBLISH_OBJECT_CLASS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ObjectClassHandle objectClass;</text:p>
          </table:table-cell>
          <table:table-cell table:style-name="ce10" office:value-type="string">
            <text:p>NetworkMessage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PUBLISH_INTERACTION_CLASS </text:p>
          </table:table-cell>
          <table:table-cell office:value-type="string">
            <text:p>YES</text:p>
          </table:table-cell>
          <table:table-cell table:style-name="ce6" office:value-type="string">
            <text:p>InteractionClassHandle interactionClass;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UNPUBLISH_INTERACTION_CLASS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InteractionClassHandle interactionClass;</text:p>
          </table:table-cell>
          <table:table-cell table:style-name="ce10" office:value-type="string">
            <text:p>NM_Publish_Interaction_Class</text:p>
          </table:table-cell>
          <table:table-cell table:style-name="ce1" table:number-columns-repeated="251"/>
        </table:table-row>
        <table:table-row table:style-name="ro6">
          <table:table-cell/>
          <table:table-cell office:value-type="string">
            <text:p>SUBSCRIBE_OBJECT_CLASS </text:p>
          </table:table-cell>
          <table:table-cell office:value-type="string">
            <text:p>YES</text:p>
          </table:table-cell>
          <table:table-cell office:value-type="string">
            <text:p>ObjectClassHandle objectClass;</text:p>
            <text:p>Ushort handleArraySize;</text:p>
            <text:p>AttributeHandle handleArray[];</text:p>
          </table:table-cell>
          <table:table-cell office:value-type="string">
            <text:p>NM_WithHandleArray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UNSUBSCRIBE_OBJECT_CLASS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ObjectClassHandle objectClass;</text:p>
          </table:table-cell>
          <table:table-cell table:style-name="ce10" office:value-type="string">
            <text:p>NM_Unpublish_Object_Class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SUBSCRIBE_INTERACTION_CLASS </text:p>
          </table:table-cell>
          <table:table-cell office:value-type="string">
            <text:p>YES</text:p>
          </table:table-cell>
          <table:table-cell table:style-name="ce6" office:value-type="string">
            <text:p>InteractionClassHandle interactionClass;</text:p>
          </table:table-cell>
          <table:table-cell office:value-type="string">
            <text:p>NM_Publish_Interaction_Class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UNSUBSCRIBE_INTERACTION_CLASS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InteractionClassHandle interactionClass;</text:p>
          </table:table-cell>
          <table:table-cell table:style-name="ce10" office:value-type="string">
            <text:p>NM_Publish_Interaction_Class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TURN_INTERACTIONS_ON </text:p>
          </table:table-cell>
          <table:table-cell office:value-type="string">
            <text:p>YES</text:p>
          </table:table-cell>
          <table:table-cell table:style-name="ce6" office:value-type="string">
            <text:p>InteractionClassHandle interactionClass;</text:p>
          </table:table-cell>
          <table:table-cell office:value-type="string">
            <text:p>NM_Publish_Interaction_Class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TURN_INTERACTIONS_OFF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InteractionClassHandle interactionClass;</text:p>
          </table:table-cell>
          <table:table-cell table:style-name="ce10" office:value-type="string">
            <text:p>NM_Publish_Interaction_Class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REGISTER_OBJECT </text:p>
          </table:table-cell>
          <table:table-cell office:value-type="string">
            <text:p>YES</text:p>
          </table:table-cell>
          <table:table-cell office:value-type="string">
            <text:p>ObjectHandle object;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DISCOVER_OBJECT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ObjectHandle object;</text:p>
          </table:table-cell>
          <table:table-cell table:style-name="ce10" office:value-type="string">
            <text:p>NM_Register_Object</text:p>
          </table:table-cell>
          <table:table-cell table:style-name="ce1" table:number-columns-repeated="251"/>
        </table:table-row>
        <table:table-row table:style-name="ro4">
          <table:table-cell/>
          <table:table-cell office:value-type="string">
            <text:p>UPDATE_ATTRIBUTE_VALUES </text:p>
          </table:table-cell>
          <table:table-cell office:value-type="string">
            <text:p>YES</text:p>
          </table:table-cell>
          <table:table-cell office:value-type="string">
            <text:p>double date;</text:p>
            <text:p>std::string label;</text:p>
            <text:p>ObjectClassHandle objectClass;</text:p>
            <text:p>UShort handleArraySize;</text:p>
            <text:p>AttributeHandle handleArray[];</text:p>
            <text:p>ValueLengthPair ValueArray[];</text:p>
          </table:table-cell>
          <table:table-cell office:value-type="string">
            <text:p>NM_WithHandleArray</text:p>
          </table:table-cell>
          <table:table-cell table:number-columns-repeated="251"/>
        </table:table-row>
        <table:table-row table:style-name="ro4">
          <table:table-cell table:style-name="ce1"/>
          <table:table-cell table:style-name="ce4" office:value-type="string">
            <text:p>REFLECT_ATTRIBUTE_VALUES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double date;</text:p>
            <text:p>std::string label;</text:p>
            <text:p>ObjectClassHandle objectClass;</text:p>
            <text:p>UShort handleArraySize;</text:p>
            <text:p>AttributeHandle handleArray[];</text:p>
            <text:p>ValueLengthPair ValueArray[];</text:p>
          </table:table-cell>
          <table:table-cell table:style-name="ce10" office:value-type="string">
            <text:p>NM_Update_Attribute_Values</text:p>
          </table:table-cell>
          <table:table-cell table:style-name="ce1" table:number-columns-repeated="251"/>
        </table:table-row>
        <table:table-row table:style-name="ro4">
          <table:table-cell/>
          <table:table-cell office:value-type="string">
            <text:p>SEND_INTERACTION </text:p>
          </table:table-cell>
          <table:table-cell office:value-type="string">
            <text:p>YES</text:p>
          </table:table-cell>
          <table:table-cell office:value-type="string">
            <text:p>double date;</text:p>
            <text:p>std::string label;</text:p>
            <text:p>InteractionClassHandle interactionClass;</text:p>
            <text:p>bool hasHandleArray;</text:p>
            <text:p>UShort handleArraySize;</text:p>
            <text:p>AttributeHandle handleArray[];</text:p>
          </table:table-cell>
          <table:table-cell office:value-type="string">
            <text:p>NM_WithHandleArray</text:p>
          </table:table-cell>
          <table:table-cell table:number-columns-repeated="251"/>
        </table:table-row>
        <table:table-row table:style-name="ro5">
          <table:table-cell table:style-name="ce1"/>
          <table:table-cell table:style-name="ce4" office:value-type="string">
            <text:p>RECEIVE_INTERACTION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double date;</text:p>
            <text:p>std::string label;</text:p>
            <text:p>InteractionClassHandle interactionClass;</text:p>
            <text:p>UShort handleArraySize;</text:p>
            <text:p>AttributeHandle handleArray[];</text:p>
          </table:table-cell>
          <table:table-cell table:style-name="ce10" office:value-type="string">
            <text:p>NM_Receive_Interaction</text:p>
          </table:table-cell>
          <table:table-cell table:style-name="ce1" table:number-columns-repeated="251"/>
        </table:table-row>
        <table:table-row table:style-name="ro2">
          <table:table-cell/>
          <table:table-cell office:value-type="string">
            <text:p>DELETE_OBJECT </text:p>
          </table:table-cell>
          <table:table-cell office:value-type="string">
            <text:p>YES</text:p>
          </table:table-cell>
          <table:table-cell office:value-type="string">
            <text:p>double date;</text:p>
            <text:p>std::string label;</text:p>
            <text:p>ObjectHandle object;</text:p>
          </table:table-cell>
          <table:table-cell office:value-type="string">
            <text:p>NM_RegisterObject</text:p>
          </table:table-cell>
          <table:table-cell table:number-columns-repeated="251"/>
        </table:table-row>
        <table:table-row table:style-name="ro2">
          <table:table-cell table:style-name="ce1"/>
          <table:table-cell table:style-name="ce4" office:value-type="string">
            <text:p>REMOVE_OBJECT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double date;</text:p>
            <text:p>std::string label;</text:p>
            <text:p>ObjectHandle object;</text:p>
          </table:table-cell>
          <table:table-cell table:style-name="ce10" office:value-type="string">
            <text:p>NM_Delete_Object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CHANGE_ATTRIBUTE_TRANSPORT_TYPE </text:p>
          </table:table-cell>
          <table:table-cell office:value-type="string">
            <text:p>NO</text:p>
          </table:table-cell>
          <table:table-cell office:value-type="string">
            <text:p>Unimplemented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CHANGE_ATTRIBUTE_ORDER_TYPE </text:p>
          </table:table-cell>
          <table:table-cell table:style-name="ce4" office:value-type="string">
            <text:p>NO</text:p>
          </table:table-cell>
          <table:table-cell table:style-name="ce1" office:value-type="string">
            <text:p>Unimplemented</text:p>
          </table:table-cell>
          <table:table-cell table:style-name="ce10" office:value-type="string">
            <text:p>NetworkMessage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CHANGE_INTERACTION_TRANSPORT_TYPE </text:p>
          </table:table-cell>
          <table:table-cell office:value-type="string">
            <text:p>NO</text:p>
          </table:table-cell>
          <table:table-cell office:value-type="string">
            <text:p>Unimplemented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CHANGE_INTERACTION_ORDER_TYPE </text:p>
          </table:table-cell>
          <table:table-cell table:style-name="ce4" office:value-type="string">
            <text:p>NO</text:p>
          </table:table-cell>
          <table:table-cell table:style-name="ce1" office:value-type="string">
            <text:p>Unimplemented</text:p>
          </table:table-cell>
          <table:table-cell table:style-name="ce10" office:value-type="string">
            <text:p>NetworkMessage</text:p>
          </table:table-cell>
          <table:table-cell table:style-name="ce1" table:number-columns-repeated="251"/>
        </table:table-row>
        <table:table-row table:style-name="ro1">
          <table:table-cell/>
          <table:table-cell office:value-type="string">
            <text:p>REQUEST_CLASS_ATTRIBUTE_VALUE_UPDATE </text:p>
          </table:table-cell>
          <table:table-cell office:value-type="string">
            <text:p>NO</text:p>
          </table:table-cell>
          <table:table-cell office:value-type="string">
            <text:p>Unimplemented??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2">
          <table:table-cell table:style-name="ce1"/>
          <table:table-cell table:style-name="ce4" office:value-type="string">
            <text:p>REQUEST_OBJECT_ATTRIBUTE_VALUE_UPDATE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ObjectHandle object;</text:p>
            <text:p>UShort handleArraySize;</text:p>
            <text:p>AttributeHandle handleArray[];</text:p>
          </table:table-cell>
          <table:table-cell table:style-name="ce10" office:value-type="string">
            <text:p>NM_WithHandleArray</text:p>
          </table:table-cell>
          <table:table-cell table:style-name="ce1" table:number-columns-repeated="251"/>
        </table:table-row>
        <table:table-row table:style-name="ro2">
          <table:table-cell/>
          <table:table-cell office:value-type="string">
            <text:p>IS_ATTRIBUTE_OWNED_BY_FEDERATE </text:p>
          </table:table-cell>
          <table:table-cell office:value-type="string">
            <text:p>YES</text:p>
          </table:table-cell>
          <table:table-cell office:value-type="string">
            <text:p>std::string label;</text:p>
            <text:p>ObjectHandle object;;</text:p>
            <text:p>AttributeHanlde handle;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2">
          <table:table-cell table:style-name="ce1"/>
          <table:table-cell table:style-name="ce4" office:value-type="string">
            <text:p>QUERY_ATTRIBUTE_OWNERSHIP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std::string label;</text:p>
            <text:p>ObjectHandle object;;</text:p>
            <text:p>AttributeHanlde handle;</text:p>
          </table:table-cell>
          <table:table-cell table:style-name="ce10" office:value-type="string">
            <text:p>NM_Is_Attribute_Owned_By_Federate</text:p>
          </table:table-cell>
          <table:table-cell table:style-name="ce1" table:number-columns-repeated="251"/>
        </table:table-row>
        <table:table-row table:style-name="ro2">
          <table:table-cell/>
          <table:table-cell office:value-type="string">
            <text:p>ATTRIBUTE_IS_NOT_OWNED </text:p>
          </table:table-cell>
          <table:table-cell office:value-type="string">
            <text:p>YES</text:p>
          </table:table-cell>
          <table:table-cell table:style-name="ce6" office:value-type="string">
            <text:p>std::string label;</text:p>
            <text:p>ObjectHandle object;;</text:p>
            <text:p>AttributeHanlde handle;</text:p>
          </table:table-cell>
          <table:table-cell office:value-type="string">
            <text:p>NM_Is_Attribute_Owned_By_Federate</text:p>
          </table:table-cell>
          <table:table-cell table:number-columns-repeated="251"/>
        </table:table-row>
        <table:table-row table:style-name="ro2">
          <table:table-cell table:style-name="ce1"/>
          <table:table-cell table:style-name="ce4" office:value-type="string">
            <text:p>INFORM_ATTRIBUTE_OWNERSHIP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std::string label;</text:p>
            <text:p>ObjectHandle object;;</text:p>
            <text:p>AttributeHanlde handle;</text:p>
          </table:table-cell>
          <table:table-cell table:style-name="ce10" office:value-type="string">
            <text:p>NM_Is_Attribute_Owned_By_Federate</text:p>
          </table:table-cell>
          <table:table-cell table:style-name="ce1" table:number-columns-repeated="251"/>
        </table:table-row>
        <table:table-row table:style-name="ro7">
          <table:table-cell/>
          <table:table-cell office:value-type="string">
            <text:p>NEGOTIATED_ATTRIBUTE_OWNERSHIP_DIVESTITURE </text:p>
          </table:table-cell>
          <table:table-cell office:value-type="string">
            <text:p>YES</text:p>
          </table:table-cell>
          <table:table-cell office:value-type="string">
            <text:p>std::string label;</text:p>
            <text:p>ObjectHandle object;</text:p>
            <text:p>UShort handleArraySize;</text:p>
            <text:p>AttributeHandle handleArray[];</text:p>
          </table:table-cell>
          <table:table-cell office:value-type="string">
            <text:p>NM_Request_Object_Attribute_Value_Update</text:p>
          </table:table-cell>
          <table:table-cell table:number-columns-repeated="251"/>
        </table:table-row>
        <table:table-row table:style-name="ro2">
          <table:table-cell table:style-name="ce1"/>
          <table:table-cell table:style-name="ce4" office:value-type="string">
            <text:p>ATTRIBUTE_OWNERSHIP_ACQUISITION_NOTIFICATION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ObjectHandle object;</text:p>
            <text:p>UShort handleArraySize;</text:p>
            <text:p>AttributeHandle handleArray[];</text:p>
          </table:table-cell>
          <table:table-cell table:style-name="ce10" office:value-type="string">
            <text:p>NM_Request_Object_Attribute_Value_Update</text:p>
          </table:table-cell>
          <table:table-cell table:style-name="ce1" table:number-columns-repeated="251"/>
        </table:table-row>
        <table:table-row table:style-name="ro2">
          <table:table-cell/>
          <table:table-cell office:value-type="string">
            <text:p>ATTRIBUTE_OWNERSHIP_DIVESTITURE_NOTIFICATION </text:p>
          </table:table-cell>
          <table:table-cell office:value-type="string">
            <text:p>YES</text:p>
          </table:table-cell>
          <table:table-cell office:value-type="string">
            <text:p>ObjectHandle object;</text:p>
            <text:p>UShort handleArraySize;</text:p>
            <text:p>AttributeHandle handleArray[];</text:p>
          </table:table-cell>
          <table:table-cell office:value-type="string">
            <text:p>NM_Request_Object_Attribute_Value_Update</text:p>
          </table:table-cell>
          <table:table-cell table:number-columns-repeated="251"/>
        </table:table-row>
        <table:table-row table:style-name="ro5">
          <table:table-cell table:style-name="ce1"/>
          <table:table-cell table:style-name="ce4" office:value-type="string">
            <text:p>REQUEST_ATTRIBUTE_OWNERSHIP_ASSUMPTION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std::string label;</text:p>
            <text:p>ObjectHandle object;</text:p>
            <text:p>bool hasHandleArray;</text:p>
            <text:p>UShort handleArraySize;</text:p>
            <text:p>AttributeHandle handleArray[];</text:p>
          </table:table-cell>
          <table:table-cell table:style-name="ce10" office:value-type="string">
            <text:p>NM_Negotiated_Attribute_Ownership_Divestiture</text:p>
          </table:table-cell>
          <table:table-cell table:style-name="ce1" table:number-columns-repeated="251"/>
        </table:table-row>
        <table:table-row table:style-name="ro2">
          <table:table-cell/>
          <table:table-cell office:value-type="string">
            <text:p>ATTRIBUTE_OWNERSHIP_UNAVAILABLE </text:p>
          </table:table-cell>
          <table:table-cell office:value-type="string">
            <text:p>YES</text:p>
          </table:table-cell>
          <table:table-cell office:value-type="string">
            <text:p>ObjectHandle object;</text:p>
            <text:p>UShort handleArraySize;</text:p>
            <text:p>AttributeHandle handleArray[];</text:p>
          </table:table-cell>
          <table:table-cell office:value-type="string">
            <text:p>NM_Request_Object_Attribute_Value_Update</text:p>
          </table:table-cell>
          <table:table-cell table:number-columns-repeated="251"/>
        </table:table-row>
        <table:table-row table:style-name="ro2">
          <table:table-cell table:style-name="ce1"/>
          <table:table-cell table:style-name="ce4" office:value-type="string">
            <text:p>ATTRIBUTE_OWNERSHIP_ACQUISITION_IF_AVAILABLE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ObjectHandle object;</text:p>
            <text:p>UShort handleArraySize;</text:p>
            <text:p>AttributeHandle handleArray[];</text:p>
          </table:table-cell>
          <table:table-cell table:style-name="ce10" office:value-type="string">
            <text:p>NM_Request_Object_Attribute_Value_Update</text:p>
          </table:table-cell>
          <table:table-cell table:style-name="ce1" table:number-columns-repeated="251"/>
        </table:table-row>
        <table:table-row table:style-name="ro2">
          <table:table-cell/>
          <table:table-cell office:value-type="string">
            <text:p>UNCONDITIONAL_ATTRIBUTE_OWNERSHIP_DIVESTITURE </text:p>
          </table:table-cell>
          <table:table-cell office:value-type="string">
            <text:p>YES</text:p>
          </table:table-cell>
          <table:table-cell office:value-type="string">
            <text:p>ObjectHandle object;</text:p>
            <text:p>UShort handleArraySize;</text:p>
            <text:p>AttributeHandle handleArray[];</text:p>
          </table:table-cell>
          <table:table-cell office:value-type="string">
            <text:p>NM_Request_Object_Attribute_Value_Update</text:p>
          </table:table-cell>
          <table:table-cell table:number-columns-repeated="251"/>
        </table:table-row>
        <table:table-row table:style-name="ro5">
          <table:table-cell table:style-name="ce1"/>
          <table:table-cell table:style-name="ce4" office:value-type="string">
            <text:p>ATTRIBUTE_OWNERSHIP_ACQUISITION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std::string label;</text:p>
            <text:p>ObjectHandle object;</text:p>
            <text:p>bool hasHandleArray;</text:p>
            <text:p>UShort handleArraySize;</text:p>
            <text:p>AttributeHandle handleArray[];</text:p>
          </table:table-cell>
          <table:table-cell table:style-name="ce10" office:value-type="string">
            <text:p>NM_Negotiated_Attribute_Ownership_Divestiture</text:p>
          </table:table-cell>
          <table:table-cell table:style-name="ce1" table:number-columns-repeated="251"/>
        </table:table-row>
        <table:table-row table:style-name="ro5">
          <table:table-cell/>
          <table:table-cell office:value-type="string">
            <text:p>REQUEST_ATTRIBUTE_OWNERSHIP_RELEASE </text:p>
          </table:table-cell>
          <table:table-cell office:value-type="string">
            <text:p>YES</text:p>
          </table:table-cell>
          <table:table-cell office:value-type="string">
            <text:p>std::string label;</text:p>
            <text:p>ObjectHandle object;</text:p>
            <text:p>bool hasHandleArray;</text:p>
            <text:p>UShort handleArraySize;</text:p>
            <text:p>AttributeHandle handleArray[];</text:p>
          </table:table-cell>
          <table:table-cell office:value-type="string">
            <text:p>NM_Negotiated_Attribute_Ownership_Divestiture</text:p>
          </table:table-cell>
          <table:table-cell table:number-columns-repeated="251"/>
        </table:table-row>
        <table:table-row table:style-name="ro2">
          <table:table-cell table:style-name="ce1"/>
          <table:table-cell table:style-name="ce4" office:value-type="string">
            <text:p>CANCEL_NEGOTIATED_ATTRIBUTE_OWNERSHIP_DIVESTITURE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ObjectHandle object;</text:p>
            <text:p>UShort handleArraySize;</text:p>
            <text:p>AttributeHandle handleArray[];</text:p>
          </table:table-cell>
          <table:table-cell table:style-name="ce10" office:value-type="string">
            <text:p>NM_Request_Object_Attribute_Value_Update</text:p>
          </table:table-cell>
          <table:table-cell table:style-name="ce1" table:number-columns-repeated="251"/>
        </table:table-row>
        <table:table-row table:style-name="ro2">
          <table:table-cell/>
          <table:table-cell office:value-type="string">
            <text:p>ATTRIBUTE_OWNERSHIP_RELEASE_RESPONSE </text:p>
          </table:table-cell>
          <table:table-cell office:value-type="string">
            <text:p>YES</text:p>
          </table:table-cell>
          <table:table-cell office:value-type="string">
            <text:p>ObjectHandle object;</text:p>
            <text:p>UShort handleArraySize;</text:p>
            <text:p>AttributeHandle handleArray[];</text:p>
          </table:table-cell>
          <table:table-cell office:value-type="string">
            <text:p>NM_Request_Object_Attribute_Value_Update</text:p>
          </table:table-cell>
          <table:table-cell table:number-columns-repeated="251"/>
        </table:table-row>
        <table:table-row table:style-name="ro2">
          <table:table-cell table:style-name="ce1"/>
          <table:table-cell table:style-name="ce4" office:value-type="string">
            <text:p>CANCEL_ATTRIBUTE_OWNERSHIP_ACQUISITION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ObjectHandle object;</text:p>
            <text:p>UShort handleArraySize;</text:p>
            <text:p>AttributeHandle handleArray[];</text:p>
          </table:table-cell>
          <table:table-cell table:style-name="ce10" office:value-type="string">
            <text:p>NM_Request_Object_Attribute_Value_Update</text:p>
          </table:table-cell>
          <table:table-cell table:style-name="ce1" table:number-columns-repeated="251"/>
        </table:table-row>
        <table:table-row table:style-name="ro2">
          <table:table-cell/>
          <table:table-cell office:value-type="string">
            <text:p>CONFIRM_ATTRIBUTE_OWNERSHIP_ACQUISITION_CANCELLATION </text:p>
          </table:table-cell>
          <table:table-cell office:value-type="string">
            <text:p>YES</text:p>
          </table:table-cell>
          <table:table-cell office:value-type="string">
            <text:p>ObjectHandle object;</text:p>
            <text:p>UShort handleArraySize;</text:p>
            <text:p>AttributeHandle handleArray[];</text:p>
          </table:table-cell>
          <table:table-cell office:value-type="string">
            <text:p>NM_Request_Object_Attribute_Value_Update</text:p>
          </table:table-cell>
          <table:table-cell table:number-columns-repeated="251"/>
        </table:table-row>
        <table:table-row table:style-name="ro2">
          <table:table-cell table:style-name="ce1"/>
          <table:table-cell table:style-name="ce4" office:value-type="string">
            <text:p>DDM_CREATE_REGION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SpaceHandle space;</text:p>
            <text:p>int32_t nbExtents;</text:p>
            <text:p>int32_t region;</text:p>
          </table:table-cell>
          <table:table-cell table:style-name="ce10" office:value-type="string">
            <text:p>NM_DDM_Base</text:p>
          </table:table-cell>
          <table:table-cell table:style-name="ce1" table:number-columns-repeated="251"/>
        </table:table-row>
        <table:table-row table:style-name="ro3">
          <table:table-cell/>
          <table:table-cell office:value-type="string">
            <text:p>DDM_MODIFY_REGION </text:p>
          </table:table-cell>
          <table:table-cell office:value-type="string">
            <text:p>YES</text:p>
          </table:table-cell>
          <table:table-cell office:value-type="string">
            <text:p>int32_t region;</text:p>
            <text:p>+extents from BasicMessage</text:p>
          </table:table-cell>
          <table:table-cell office:value-type="string">
            <text:p>NM_DDM_Bas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DDM_DELETE_REGION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int32_t region;</text:p>
          </table:table-cell>
          <table:table-cell table:style-name="ce10" office:value-type="string">
            <text:p>NM_DDM_Base</text:p>
          </table:table-cell>
          <table:table-cell table:style-name="ce1" table:number-columns-repeated="251"/>
        </table:table-row>
        <table:table-row table:style-name="ro5">
          <table:table-cell/>
          <table:table-cell office:value-type="string">
            <text:p>DDM_ASSOCIATE_REGION </text:p>
          </table:table-cell>
          <table:table-cell office:value-type="string">
            <text:p>YES</text:p>
          </table:table-cell>
          <table:table-cell office:value-type="string">
            <text:p>int32_t object;</text:p>
            <text:p>int32_t region;</text:p>
            <text:p>bool myBool;</text:p>
            <text:p><text:span text:style-name="T1">UShort handleArraySize;</text:span></text:p>
            <text:p><text:span text:style-name="T1">AttributeHandle handleArray[];</text:span></text:p>
          </table:table-cell>
          <table:table-cell office:value-type="string">
            <text:p>NM_DDM_Base</text:p>
          </table:table-cell>
          <table:table-cell table:number-columns-repeated="251"/>
        </table:table-row>
        <table:table-row table:style-name="ro4">
          <table:table-cell table:style-name="ce1"/>
          <table:table-cell table:style-name="ce4" office:value-type="string">
            <text:p>DDM_REGISTER_OBJECT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int32_t object;</text:p>
            <text:p><text:span text:style-name="T1">int32_t objectClass;</text:span></text:p>
            <text:p>int32_t region;</text:p>
            <text:p>bool myBool;</text:p>
            <text:p><text:span text:style-name="T1">UShort handleArraySize;</text:span></text:p>
            <text:p><text:span text:style-name="T1">AttributeHandle handleArray[];</text:span></text:p>
          </table:table-cell>
          <table:table-cell table:style-name="ce10" office:value-type="string">
            <text:p>NM_DDM_Base</text:p>
          </table:table-cell>
          <table:table-cell table:style-name="ce1" table:number-columns-repeated="251"/>
        </table:table-row>
        <table:table-row table:style-name="ro3">
          <table:table-cell/>
          <table:table-cell office:value-type="string">
            <text:p>DDM_UNASSOCIATE_REGION </text:p>
          </table:table-cell>
          <table:table-cell office:value-type="string">
            <text:p>YES</text:p>
          </table:table-cell>
          <table:table-cell office:value-type="string">
            <text:p>int32_t object;</text:p>
            <text:p>int32_t region;</text:p>
          </table:table-cell>
          <table:table-cell office:value-type="string">
            <text:p>NM_DDM_Base</text:p>
          </table:table-cell>
          <table:table-cell table:number-columns-repeated="251"/>
        </table:table-row>
        <table:table-row table:style-name="ro5">
          <table:table-cell table:style-name="ce1"/>
          <table:table-cell table:style-name="ce4" office:value-type="string">
            <text:p>DDM_SUBSCRIBE_ATTRIBUTES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int32_t objectClass;</text:p>
            <text:p>int32_t region;</text:p>
            <text:p>bool myBool;</text:p>
            <text:p><text:span text:style-name="T1">UShort handleArraySize;</text:span></text:p>
            <text:p><text:span text:style-name="T1">AttributeHandle handleArray[];</text:span></text:p>
          </table:table-cell>
          <table:table-cell table:style-name="ce10" office:value-type="string">
            <text:p>NM_DDM_Base</text:p>
          </table:table-cell>
          <table:table-cell table:style-name="ce1" table:number-columns-repeated="251"/>
        </table:table-row>
        <table:table-row table:style-name="ro3">
          <table:table-cell/>
          <table:table-cell office:value-type="string">
            <text:p>DDM_UNSUBSCRIBE_ATTRIBUTES </text:p>
          </table:table-cell>
          <table:table-cell office:value-type="string">
            <text:p>YES</text:p>
          </table:table-cell>
          <table:table-cell table:style-name="ce7" office:value-type="string">
            <text:p><text:span text:style-name="T1">int32_t objectClass;</text:span></text:p>
            <text:p>int32_t region;</text:p>
          </table:table-cell>
          <table:table-cell office:value-type="string">
            <text:p>NM_DDM_Base</text:p>
          </table:table-cell>
          <table:table-cell table:number-columns-repeated="251"/>
        </table:table-row>
        <table:table-row table:style-name="ro2">
          <table:table-cell table:style-name="ce1"/>
          <table:table-cell table:style-name="ce4" office:value-type="string">
            <text:p>DDM_SUBSCRIBE_INTERACTION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int32_t interactionClass;</text:p>
            <text:p>int32_t region;</text:p>
            <text:p>bool myBool;</text:p>
          </table:table-cell>
          <table:table-cell table:style-name="ce10" office:value-type="string">
            <text:p>NM_DDM_Base</text:p>
          </table:table-cell>
          <table:table-cell table:style-name="ce1" table:number-columns-repeated="251"/>
        </table:table-row>
        <table:table-row table:style-name="ro2">
          <table:table-cell/>
          <table:table-cell office:value-type="string">
            <text:p>DDM_UNSUBSCRIBE_INTERACTION </text:p>
          </table:table-cell>
          <table:table-cell office:value-type="string">
            <text:p>YES</text:p>
          </table:table-cell>
          <table:table-cell office:value-type="string">
            <text:p>int32_t interactionClass;</text:p>
            <text:p>int32_t region;</text:p>
            <text:p>bool myBool;</text:p>
          </table:table-cell>
          <table:table-cell office:value-type="string">
            <text:p>NM_DDM_Subscribe_Interaction</text:p>
          </table:table-cell>
          <table:table-cell table:number-columns-repeated="251"/>
        </table:table-row>
        <table:table-row table:style-name="ro2">
          <table:table-cell table:style-name="ce1"/>
          <table:table-cell table:style-name="ce4" office:value-type="string">
            <text:p>PROVIDE_ATTRIBUTE_VALUE_UPDATE </text:p>
          </table:table-cell>
          <table:table-cell table:style-name="ce4" office:value-type="string">
            <text:p>YES</text:p>
          </table:table-cell>
          <table:table-cell table:style-name="ce1" office:value-type="string">
            <text:p>ObjectHandle object;</text:p>
            <text:p>UShort handleArraySize;</text:p>
            <text:p>AttributeHandle handleArray[];</text:p>
          </table:table-cell>
          <table:table-cell table:style-name="ce10" office:value-type="string">
            <text:p>NM_Request_Object_Attribute_Value_Update</text:p>
          </table:table-cell>
          <table:table-cell table:style-name="ce1" table:number-columns-repeated="251"/>
        </table:table-row>
        <table:table-row table:style-name="ro2">
          <table:table-cell/>
          <table:table-cell office:value-type="string">
            <text:p>GET_FED_FILE </text:p>
          </table:table-cell>
          <table:table-cell office:value-type="string">
            <text:p>YES</text:p>
          </table:table-cell>
          <table:table-cell office:value-type="string">
            <text:p>std::string FEDid;</text:p>
            <text:p>bool lineFollows;</text:p>
            <text:p>std::string line;</text:p>
          </table:table-cell>
          <table:table-cell office:value-type="string">
            <text:p>NetworkMessage</text:p>
          </table:table-cell>
          <table:table-cell table:number-columns-repeated="251"/>
        </table:table-row>
        <table:table-row table:style-name="ro1">
          <table:table-cell table:style-name="ce1"/>
          <table:table-cell table:style-name="ce4" office:value-type="string">
            <text:p>LAST</text:p>
          </table:table-cell>
          <table:table-cell table:style-name="ce4" office:value-type="string">
            <text:p>NO</text:p>
          </table:table-cell>
          <table:table-cell table:style-name="ce1" office:value-type="string">
            <text:p>throw RTIinternalError</text:p>
          </table:table-cell>
          <table:table-cell table:style-name="ce10" office:value-type="string">
            <text:p>NetworkMessage</text:p>
          </table:table-cell>
          <table:table-cell table:style-name="ce1" table:number-columns-repeated="251"/>
        </table:table-row>
        <table:table-row table:style-name="ro1" table:number-rows-repeated="65450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'CERTI Network Messages'.C1:'CERTI Network Messages'.C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0">10/04/2008</text:date>, <text:time>22:3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creation-date>2008-04-09T07:55:04</meta:creation-date>
    <dc:creator>Eric NOULARD</dc:creator>
    <dc:date>2008-04-10T22:11:26</dc:date>
    <dc:language>fr-FR</dc:language>
    <meta:editing-cycles>113</meta:editing-cycles>
    <meta:editing-duration>PT18H23M43S</meta:editing-duration>
    <meta:user-defined meta:name="Info 1"/>
    <meta:user-defined meta:name="Info 2"/>
    <meta:user-defined meta:name="Info 3"/>
    <meta:user-defined meta:name="Info 4"/>
    <meta:document-statistic meta:table-count="1" meta:cell-count="328"/>
  </office:meta>
</office:document-meta>
</file>